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5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7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back_tray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back_tray_ratio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5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4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style-name="ce15"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style-name="ce15"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4"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20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3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3:48:14</dc:date>
    <meta:editing-cycles>180</meta:editing-cycles>
    <meta:editing-duration>PT10M41S</meta:editing-duration>
    <meta:document-statistic meta:table-count="1" meta:cell-count="404" meta:object-count="0"/>
  </office:meta>
</office:document-meta>
</file>